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Rosenbrock – Single</text:p>
          </table:table-cell>
          <table:table-cell table:style-name="ce2"/>
          <table:table-cell table:style-name="ce2" office:value-type="string" calcext:value-type="string">
            <text:p>Rosenbrock – Twins</text:p>
          </table:table-cell>
          <table:table-cell table:style-name="ce2"/>
          <table:table-cell table:style-name="ce2" office:value-type="string" calcext:value-type="string">
            <text:p>Styblinski-Tang – Single</text:p>
          </table:table-cell>
          <table:table-cell table:style-name="ce2"/>
          <table:table-cell table:style-name="ce2" office:value-type="string" calcext:value-type="string">
            <text:p>Styblinski-Tang – Twins</text:p>
          </table:table-cell>
          <table:table-cell table:style-name="ce2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044.46" calcext:value-type="float">
            <text:p>5044.46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5653.33" calcext:value-type="float">
            <text:p>5653.33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-280.16" calcext:value-type="float">
            <text:p>-280.16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-314.72" calcext:value-type="float">
            <text:p>-314.72</text:p>
          </table:table-cell>
          <table:table-cell table:style-name="ce2" office:value-type="float" office:value="17.8" calcext:value-type="float">
            <text:p>17.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4819.17" calcext:value-type="float">
            <text:p>4819.17</text:p>
          </table:table-cell>
          <table:table-cell table:style-name="ce2" office:value-type="float" office:value="17.07" calcext:value-type="float">
            <text:p>17.07</text:p>
          </table:table-cell>
          <table:table-cell table:style-name="ce2" office:value-type="float" office:value="4803.04" calcext:value-type="float">
            <text:p>4803.04</text:p>
          </table:table-cell>
          <table:table-cell table:style-name="ce2" office:value-type="float" office:value="16.73" calcext:value-type="float">
            <text:p>16.73</text:p>
          </table:table-cell>
          <table:table-cell table:style-name="ce2" office:value-type="float" office:value="-253.68" calcext:value-type="float">
            <text:p>-253.68</text:p>
          </table:table-cell>
          <table:table-cell table:style-name="ce2" office:value-type="float" office:value="17.55" calcext:value-type="float">
            <text:p>17.55</text:p>
          </table:table-cell>
          <table:table-cell table:style-name="ce2" office:value-type="float" office:value="-344.5" calcext:value-type="float">
            <text:p>-344.50</text:p>
          </table:table-cell>
          <table:table-cell table:style-name="ce2"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055.71" calcext:value-type="float">
            <text:p>5055.71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5032.01" calcext:value-type="float">
            <text:p>5032.01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-294.06" calcext:value-type="float">
            <text:p>-294.06</text:p>
          </table:table-cell>
          <table:table-cell table:style-name="ce2" office:value-type="float" office:value="17.69" calcext:value-type="float">
            <text:p>17.69</text:p>
          </table:table-cell>
          <table:table-cell table:style-name="ce2" office:value-type="float" office:value="-229.54" calcext:value-type="float">
            <text:p>-229.54</text:p>
          </table:table-cell>
          <table:table-cell table:style-name="ce2" office:value-type="float" office:value="18.19" calcext:value-type="float">
            <text:p>18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910.94" calcext:value-type="float">
            <text:p>4910.94</text:p>
          </table:table-cell>
          <table:table-cell table:style-name="ce2" office:value-type="float" office:value="17.97" calcext:value-type="float">
            <text:p>17.97</text:p>
          </table:table-cell>
          <table:table-cell table:style-name="ce2" office:value-type="float" office:value="4642" calcext:value-type="float">
            <text:p>4642.00</text:p>
          </table:table-cell>
          <table:table-cell table:style-name="ce2" office:value-type="float" office:value="16.74" calcext:value-type="float">
            <text:p>16.74</text:p>
          </table:table-cell>
          <table:table-cell table:style-name="ce2" office:value-type="float" office:value="-268.07" calcext:value-type="float">
            <text:p>-268.07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-320.76" calcext:value-type="float">
            <text:p>-320.76</text:p>
          </table:table-cell>
          <table:table-cell table:style-name="ce2"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617.54" calcext:value-type="float">
            <text:p>4617.54</text:p>
          </table:table-cell>
          <table:table-cell table:style-name="ce2" office:value-type="float" office:value="18.22" calcext:value-type="float">
            <text:p>18.22</text:p>
          </table:table-cell>
          <table:table-cell table:style-name="ce2" office:value-type="float" office:value="5026.64" calcext:value-type="float">
            <text:p>5026.64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-243.13" calcext:value-type="float">
            <text:p>-243.13</text:p>
          </table:table-cell>
          <table:table-cell table:style-name="ce2" office:value-type="float" office:value="18.03" calcext:value-type="float">
            <text:p>18.03</text:p>
          </table:table-cell>
          <table:table-cell table:style-name="ce2" office:value-type="float" office:value="-264.49" calcext:value-type="float">
            <text:p>-264.49</text:p>
          </table:table-cell>
          <table:table-cell table:style-name="ce2" office:value-type="float" office:value="16.6" calcext:value-type="float">
            <text:p>16.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624.36" calcext:value-type="float">
            <text:p>4624.36</text:p>
          </table:table-cell>
          <table:table-cell table:style-name="ce2" office:value-type="float" office:value="17.53" calcext:value-type="float">
            <text:p>17.53</text:p>
          </table:table-cell>
          <table:table-cell table:style-name="ce2" office:value-type="float" office:value="4748.06" calcext:value-type="float">
            <text:p>4748.06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-243.74" calcext:value-type="float">
            <text:p>-243.74</text:p>
          </table:table-cell>
          <table:table-cell table:style-name="ce2" office:value-type="float" office:value="17.69" calcext:value-type="float">
            <text:p>17.69</text:p>
          </table:table-cell>
          <table:table-cell table:style-name="ce2" office:value-type="float" office:value="-241.53" calcext:value-type="float">
            <text:p>-241.53</text:p>
          </table:table-cell>
          <table:table-cell table:style-name="ce2" office:value-type="float" office:value="18.24" calcext:value-type="float">
            <text:p>18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619.36" calcext:value-type="float">
            <text:p>4619.36</text:p>
          </table:table-cell>
          <table:table-cell table:style-name="ce2" office:value-type="float" office:value="17.89" calcext:value-type="float">
            <text:p>17.89</text:p>
          </table:table-cell>
          <table:table-cell table:style-name="ce2" office:value-type="float" office:value="4681.49" calcext:value-type="float">
            <text:p>4681.49</text:p>
          </table:table-cell>
          <table:table-cell table:style-name="ce2" office:value-type="float" office:value="17.47" calcext:value-type="float">
            <text:p>17.47</text:p>
          </table:table-cell>
          <table:table-cell table:style-name="ce2" office:value-type="float" office:value="-231.97" calcext:value-type="float">
            <text:p>-231.97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-308.26" calcext:value-type="float">
            <text:p>-308.26</text:p>
          </table:table-cell>
          <table:table-cell table:style-name="ce2"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5055.26" calcext:value-type="float">
            <text:p>5055.26</text:p>
          </table:table-cell>
          <table:table-cell table:style-name="ce2" office:value-type="float" office:value="18.21" calcext:value-type="float">
            <text:p>18.21</text:p>
          </table:table-cell>
          <table:table-cell table:style-name="ce2" office:value-type="float" office:value="5675.9" calcext:value-type="float">
            <text:p>5675.90</text:p>
          </table:table-cell>
          <table:table-cell table:style-name="ce2" office:value-type="float" office:value="17.69" calcext:value-type="float">
            <text:p>17.69</text:p>
          </table:table-cell>
          <table:table-cell table:style-name="ce2" office:value-type="float" office:value="-290.56" calcext:value-type="float">
            <text:p>-290.56</text:p>
          </table:table-cell>
          <table:table-cell table:style-name="ce2" office:value-type="float" office:value="18.12" calcext:value-type="float">
            <text:p>18.12</text:p>
          </table:table-cell>
          <table:table-cell table:style-name="ce2" office:value-type="float" office:value="-248.79" calcext:value-type="float">
            <text:p>-248.79</text:p>
          </table:table-cell>
          <table:table-cell table:style-name="ce2"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5068.07" calcext:value-type="float">
            <text:p>5068.07</text:p>
          </table:table-cell>
          <table:table-cell table:style-name="ce2" office:value-type="float" office:value="18.5" calcext:value-type="float">
            <text:p>18.50</text:p>
          </table:table-cell>
          <table:table-cell table:style-name="ce2" office:value-type="float" office:value="6487.98" calcext:value-type="float">
            <text:p>6487.98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-241.63" calcext:value-type="float">
            <text:p>-241.63</text:p>
          </table:table-cell>
          <table:table-cell table:style-name="ce2" office:value-type="float" office:value="15.94" calcext:value-type="float">
            <text:p>15.94</text:p>
          </table:table-cell>
          <table:table-cell table:style-name="ce2" office:value-type="float" office:value="-267.59" calcext:value-type="float">
            <text:p>-267.59</text:p>
          </table:table-cell>
          <table:table-cell table:style-name="ce2"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5176.22" calcext:value-type="float">
            <text:p>5176.22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5140.44" calcext:value-type="float">
            <text:p>5140.44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-383.61" calcext:value-type="float">
            <text:p>-383.61</text:p>
          </table:table-cell>
          <table:table-cell table:style-name="ce2" office:value-type="float" office:value="16.51" calcext:value-type="float">
            <text:p>16.51</text:p>
          </table:table-cell>
          <table:table-cell table:style-name="ce2" office:value-type="float" office:value="-300.96" calcext:value-type="float">
            <text:p>-300.96</text:p>
          </table:table-cell>
          <table:table-cell table:style-name="ce2" office:value-type="float" office:value="17.48" calcext:value-type="float">
            <text:p>17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5124.92" calcext:value-type="float">
            <text:p>5124.92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5253.9" calcext:value-type="float">
            <text:p>5253.90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float" office:value="-220.73" calcext:value-type="float">
            <text:p>-220.73</text:p>
          </table:table-cell>
          <table:table-cell table:style-name="ce2" office:value-type="float" office:value="18.1" calcext:value-type="float">
            <text:p>18.10</text:p>
          </table:table-cell>
          <table:table-cell table:style-name="ce2" office:value-type="float" office:value="-258.83" calcext:value-type="float">
            <text:p>-258.83</text:p>
          </table:table-cell>
          <table:table-cell table:style-name="ce2" office:value-type="float" office:value="16.69" calcext:value-type="float">
            <text:p>16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754.2" calcext:value-type="float">
            <text:p>4754.20</text:p>
          </table:table-cell>
          <table:table-cell table:style-name="ce2" office:value-type="float" office:value="18.48" calcext:value-type="float">
            <text:p>18.48</text:p>
          </table:table-cell>
          <table:table-cell table:style-name="ce2" office:value-type="float" office:value="5201.56" calcext:value-type="float">
            <text:p>5201.56</text:p>
          </table:table-cell>
          <table:table-cell table:style-name="ce2" office:value-type="float" office:value="17.05" calcext:value-type="float">
            <text:p>17.05</text:p>
          </table:table-cell>
          <table:table-cell table:style-name="ce2" office:value-type="float" office:value="-399.65" calcext:value-type="float">
            <text:p>-399.65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-252.04" calcext:value-type="float">
            <text:p>-252.04</text:p>
          </table:table-cell>
          <table:table-cell table:style-name="ce2" office:value-type="float" office:value="17.2" calcext:value-type="float">
            <text:p>17.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5627.96" calcext:value-type="float">
            <text:p>5627.96</text:p>
          </table:table-cell>
          <table:table-cell table:style-name="ce2" office:value-type="float" office:value="18.63" calcext:value-type="float">
            <text:p>18.63</text:p>
          </table:table-cell>
          <table:table-cell table:style-name="ce2" office:value-type="float" office:value="5055.5" calcext:value-type="float">
            <text:p>5055.50</text:p>
          </table:table-cell>
          <table:table-cell table:style-name="ce2" office:value-type="float" office:value="17.32" calcext:value-type="float">
            <text:p>17.32</text:p>
          </table:table-cell>
          <table:table-cell table:style-name="ce2" office:value-type="float" office:value="-274.64" calcext:value-type="float">
            <text:p>-274.64</text:p>
          </table:table-cell>
          <table:table-cell table:style-name="ce2" office:value-type="float" office:value="16.47" calcext:value-type="float">
            <text:p>16.47</text:p>
          </table:table-cell>
          <table:table-cell table:style-name="ce2" office:value-type="float" office:value="-317.92" calcext:value-type="float">
            <text:p>-317.92</text:p>
          </table:table-cell>
          <table:table-cell table:style-name="ce2" office:value-type="float" office:value="17.68" calcext:value-type="float">
            <text:p>17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6066.37" calcext:value-type="float">
            <text:p>6066.37</text:p>
          </table:table-cell>
          <table:table-cell table:style-name="ce2" office:value-type="float" office:value="16.57" calcext:value-type="float">
            <text:p>16.57</text:p>
          </table:table-cell>
          <table:table-cell table:style-name="ce2" office:value-type="float" office:value="4856.01" calcext:value-type="float">
            <text:p>4856.01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-307.77" calcext:value-type="float">
            <text:p>-307.77</text:p>
          </table:table-cell>
          <table:table-cell table:style-name="ce2" office:value-type="float" office:value="17.03" calcext:value-type="float">
            <text:p>17.03</text:p>
          </table:table-cell>
          <table:table-cell table:style-name="ce2" office:value-type="float" office:value="-371.97" calcext:value-type="float">
            <text:p>-371.97</text:p>
          </table:table-cell>
          <table:table-cell table:style-name="ce2" office:value-type="float" office:value="17.83" calcext:value-type="float">
            <text:p>17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875.46" calcext:value-type="float">
            <text:p>4875.46</text:p>
          </table:table-cell>
          <table:table-cell table:style-name="ce2" office:value-type="float" office:value="17.07" calcext:value-type="float">
            <text:p>17.07</text:p>
          </table:table-cell>
          <table:table-cell table:style-name="ce2" office:value-type="float" office:value="4259.07" calcext:value-type="float">
            <text:p>4259.07</text:p>
          </table:table-cell>
          <table:table-cell table:style-name="ce2" office:value-type="float" office:value="17.95" calcext:value-type="float">
            <text:p>17.95</text:p>
          </table:table-cell>
          <table:table-cell table:style-name="ce2" office:value-type="float" office:value="-266.71" calcext:value-type="float">
            <text:p>-266.71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-233.11" calcext:value-type="float">
            <text:p>-233.11</text:p>
          </table:table-cell>
          <table:table-cell table:style-name="ce2"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4671.54" calcext:value-type="float">
            <text:p>4671.54</text:p>
          </table:table-cell>
          <table:table-cell table:style-name="ce2" office:value-type="float" office:value="18.56" calcext:value-type="float">
            <text:p>18.56</text:p>
          </table:table-cell>
          <table:table-cell table:style-name="ce2" office:value-type="float" office:value="5009.3" calcext:value-type="float">
            <text:p>5009.30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float" office:value="-351.68" calcext:value-type="float">
            <text:p>-351.68</text:p>
          </table:table-cell>
          <table:table-cell table:style-name="ce2" office:value-type="float" office:value="16.47" calcext:value-type="float">
            <text:p>16.47</text:p>
          </table:table-cell>
          <table:table-cell table:style-name="ce2" office:value-type="float" office:value="-256.71" calcext:value-type="float">
            <text:p>-256.71</text:p>
          </table:table-cell>
          <table:table-cell table:style-name="ce2"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5722.35" calcext:value-type="float">
            <text:p>5722.35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5172.96" calcext:value-type="float">
            <text:p>5172.96</text:p>
          </table:table-cell>
          <table:table-cell table:style-name="ce2" office:value-type="float" office:value="18.68" calcext:value-type="float">
            <text:p>18.68</text:p>
          </table:table-cell>
          <table:table-cell table:style-name="ce2" office:value-type="float" office:value="-257.7" calcext:value-type="float">
            <text:p>-257.70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-279.7" calcext:value-type="float">
            <text:p>-279.70</text:p>
          </table:table-cell>
          <table:table-cell table:style-name="ce2" office:value-type="float" office:value="17.78" calcext:value-type="float">
            <text:p>17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4936.07" calcext:value-type="float">
            <text:p>4936.07</text:p>
          </table:table-cell>
          <table:table-cell table:style-name="ce2" office:value-type="float" office:value="17.09" calcext:value-type="float">
            <text:p>17.09</text:p>
          </table:table-cell>
          <table:table-cell table:style-name="ce2" office:value-type="float" office:value="4921.15" calcext:value-type="float">
            <text:p>4921.15</text:p>
          </table:table-cell>
          <table:table-cell table:style-name="ce2" office:value-type="float" office:value="16.63" calcext:value-type="float">
            <text:p>16.63</text:p>
          </table:table-cell>
          <table:table-cell table:style-name="ce2" office:value-type="float" office:value="-281.08" calcext:value-type="float">
            <text:p>-281.08</text:p>
          </table:table-cell>
          <table:table-cell table:style-name="ce2" office:value-type="float" office:value="17.46" calcext:value-type="float">
            <text:p>17.46</text:p>
          </table:table-cell>
          <table:table-cell table:style-name="ce2" office:value-type="float" office:value="-277.49" calcext:value-type="float">
            <text:p>-277.49</text:p>
          </table:table-cell>
          <table:table-cell table:style-name="ce2"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5068.03" calcext:value-type="float">
            <text:p>5068.03</text:p>
          </table:table-cell>
          <table:table-cell table:style-name="ce2" office:value-type="float" office:value="17.5" calcext:value-type="float">
            <text:p>17.50</text:p>
          </table:table-cell>
          <table:table-cell table:style-name="ce2" office:value-type="float" office:value="5006.47" calcext:value-type="float">
            <text:p>5006.47</text:p>
          </table:table-cell>
          <table:table-cell table:style-name="ce2" office:value-type="float" office:value="17.03" calcext:value-type="float">
            <text:p>17.03</text:p>
          </table:table-cell>
          <table:table-cell table:style-name="ce2" office:value-type="float" office:value="-262.38" calcext:value-type="float">
            <text:p>-262.38</text:p>
          </table:table-cell>
          <table:table-cell table:style-name="ce2" office:value-type="float" office:value="17.69" calcext:value-type="float">
            <text:p>17.69</text:p>
          </table:table-cell>
          <table:table-cell table:style-name="ce2" office:value-type="float" office:value="-273" calcext:value-type="float">
            <text:p>-273.00</text:p>
          </table:table-cell>
          <table:table-cell table:style-name="ce2" office:value-type="float" office:value="18.31" calcext:value-type="float">
            <text:p>18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5643.2" calcext:value-type="float">
            <text:p>5643.20</text:p>
          </table:table-cell>
          <table:table-cell table:style-name="ce2" office:value-type="float" office:value="17.91" calcext:value-type="float">
            <text:p>17.91</text:p>
          </table:table-cell>
          <table:table-cell table:style-name="ce2" office:value-type="float" office:value="4933.07" calcext:value-type="float">
            <text:p>4933.07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-382.91" calcext:value-type="float">
            <text:p>-382.91</text:p>
          </table:table-cell>
          <table:table-cell table:style-name="ce2" office:value-type="float" office:value="17.89" calcext:value-type="float">
            <text:p>17.89</text:p>
          </table:table-cell>
          <table:table-cell table:style-name="ce2" office:value-type="float" office:value="-337.64" calcext:value-type="float">
            <text:p>-337.64</text:p>
          </table:table-cell>
          <table:table-cell table:style-name="ce2"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5546.15" calcext:value-type="float">
            <text:p>5546.15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4798.78" calcext:value-type="float">
            <text:p>4798.78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-257.59" calcext:value-type="float">
            <text:p>-257.59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-235.05" calcext:value-type="float">
            <text:p>-235.05</text:p>
          </table:table-cell>
          <table:table-cell table:style-name="ce2"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4516.1" calcext:value-type="float">
            <text:p>4516.10</text:p>
          </table:table-cell>
          <table:table-cell table:style-name="ce2" office:value-type="float" office:value="17.5" calcext:value-type="float">
            <text:p>17.50</text:p>
          </table:table-cell>
          <table:table-cell table:style-name="ce2" office:value-type="float" office:value="4892.73" calcext:value-type="float">
            <text:p>4892.73</text:p>
          </table:table-cell>
          <table:table-cell table:style-name="ce2" office:value-type="float" office:value="18.06" calcext:value-type="float">
            <text:p>18.06</text:p>
          </table:table-cell>
          <table:table-cell table:style-name="ce2" office:value-type="float" office:value="-274.61" calcext:value-type="float">
            <text:p>-274.61</text:p>
          </table:table-cell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-239.26" calcext:value-type="float">
            <text:p>-239.26</text:p>
          </table:table-cell>
          <table:table-cell table:style-name="ce2"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7764.1" calcext:value-type="float">
            <text:p>7764.10</text:p>
          </table:table-cell>
          <table:table-cell table:style-name="ce2" office:value-type="float" office:value="17.99" calcext:value-type="float">
            <text:p>17.99</text:p>
          </table:table-cell>
          <table:table-cell table:style-name="ce2" office:value-type="float" office:value="4848.85" calcext:value-type="float">
            <text:p>4848.85</text:p>
          </table:table-cell>
          <table:table-cell table:style-name="ce2" office:value-type="float" office:value="18.54" calcext:value-type="float">
            <text:p>18.54</text:p>
          </table:table-cell>
          <table:table-cell table:style-name="ce2" office:value-type="float" office:value="-330.37" calcext:value-type="float">
            <text:p>-330.37</text:p>
          </table:table-cell>
          <table:table-cell table:style-name="ce2" office:value-type="float" office:value="18.18" calcext:value-type="float">
            <text:p>18.18</text:p>
          </table:table-cell>
          <table:table-cell table:style-name="ce2" office:value-type="float" office:value="-258.57" calcext:value-type="float">
            <text:p>-258.57</text:p>
          </table:table-cell>
          <table:table-cell table:style-name="ce2"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4893.86" calcext:value-type="float">
            <text:p>4893.86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5195.21" calcext:value-type="float">
            <text:p>5195.21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-361.05" calcext:value-type="float">
            <text:p>-361.05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-247.34" calcext:value-type="float">
            <text:p>-247.34</text:p>
          </table:table-cell>
          <table:table-cell table:style-name="ce2" office:value-type="float" office:value="16.6" calcext:value-type="float">
            <text:p>16.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5932.03" calcext:value-type="float">
            <text:p>5932.03</text:p>
          </table:table-cell>
          <table:table-cell table:style-name="ce2" office:value-type="float" office:value="18.49" calcext:value-type="float">
            <text:p>18.49</text:p>
          </table:table-cell>
          <table:table-cell table:style-name="ce2" office:value-type="float" office:value="5212.99" calcext:value-type="float">
            <text:p>5212.99</text:p>
          </table:table-cell>
          <table:table-cell table:style-name="ce2" office:value-type="float" office:value="17.27" calcext:value-type="float">
            <text:p>17.27</text:p>
          </table:table-cell>
          <table:table-cell table:style-name="ce2" office:value-type="float" office:value="-286.4" calcext:value-type="float">
            <text:p>-286.40</text:p>
          </table:table-cell>
          <table:table-cell table:style-name="ce2" office:value-type="float" office:value="15.96" calcext:value-type="float">
            <text:p>15.96</text:p>
          </table:table-cell>
          <table:table-cell table:style-name="ce2" office:value-type="float" office:value="-304.87" calcext:value-type="float">
            <text:p>-304.87</text:p>
          </table:table-cell>
          <table:table-cell table:style-name="ce2" office:value-type="float" office:value="17.1" calcext:value-type="float">
            <text:p>17.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4705.46" calcext:value-type="float">
            <text:p>4705.46</text:p>
          </table:table-cell>
          <table:table-cell table:style-name="ce2" office:value-type="float" office:value="17.82" calcext:value-type="float">
            <text:p>17.82</text:p>
          </table:table-cell>
          <table:table-cell table:style-name="ce2" office:value-type="float" office:value="4606.54" calcext:value-type="float">
            <text:p>4606.54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-490.07" calcext:value-type="float">
            <text:p>-490.07</text:p>
          </table:table-cell>
          <table:table-cell table:style-name="ce2" office:value-type="float" office:value="17.87" calcext:value-type="float">
            <text:p>17.87</text:p>
          </table:table-cell>
          <table:table-cell table:style-name="ce2" office:value-type="float" office:value="-382.49" calcext:value-type="float">
            <text:p>-382.49</text:p>
          </table:table-cell>
          <table:table-cell table:style-name="ce2"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7393" calcext:value-type="float">
            <text:p>7393.00</text:p>
          </table:table-cell>
          <table:table-cell table:style-name="ce2" office:value-type="float" office:value="18.15" calcext:value-type="float">
            <text:p>18.15</text:p>
          </table:table-cell>
          <table:table-cell table:style-name="ce2" office:value-type="float" office:value="4803.98" calcext:value-type="float">
            <text:p>4803.98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-238.27" calcext:value-type="float">
            <text:p>-238.27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-253.66" calcext:value-type="float">
            <text:p>-253.66</text:p>
          </table:table-cell>
          <table:table-cell table:style-name="ce2"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5170.24" calcext:value-type="float">
            <text:p>5170.24</text:p>
          </table:table-cell>
          <table:table-cell table:style-name="ce2" office:value-type="float" office:value="18.31" calcext:value-type="float">
            <text:p>18.31</text:p>
          </table:table-cell>
          <table:table-cell table:style-name="ce2" office:value-type="float" office:value="7608.14" calcext:value-type="float">
            <text:p>7608.14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office:value-type="float" office:value="-223.8" calcext:value-type="float">
            <text:p>-223.80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-237.43" calcext:value-type="float">
            <text:p>-237.43</text:p>
          </table:table-cell>
          <table:table-cell table:style-name="ce2"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5554.39" calcext:value-type="float">
            <text:p>5554.39</text:p>
          </table:table-cell>
          <table:table-cell table:style-name="ce2" office:value-type="float" office:value="18.6" calcext:value-type="float">
            <text:p>18.60</text:p>
          </table:table-cell>
          <table:table-cell table:style-name="ce2" office:value-type="float" office:value="5267.66" calcext:value-type="float">
            <text:p>5267.66</text:p>
          </table:table-cell>
          <table:table-cell table:style-name="ce2" office:value-type="float" office:value="18.61" calcext:value-type="float">
            <text:p>18.61</text:p>
          </table:table-cell>
          <table:table-cell table:style-name="ce2" office:value-type="float" office:value="-273.84" calcext:value-type="float">
            <text:p>-273.84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-210.44" calcext:value-type="float">
            <text:p>-210.44</text:p>
          </table:table-cell>
          <table:table-cell table:style-name="ce2"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4996.91" calcext:value-type="float">
            <text:p>4996.91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5154.78" calcext:value-type="float">
            <text:p>5154.78</text:p>
          </table:table-cell>
          <table:table-cell table:style-name="ce2" office:value-type="float" office:value="18.81" calcext:value-type="float">
            <text:p>18.81</text:p>
          </table:table-cell>
          <table:table-cell table:style-name="ce2" office:value-type="float" office:value="-327.08" calcext:value-type="float">
            <text:p>-327.08</text:p>
          </table:table-cell>
          <table:table-cell table:style-name="ce2" office:value-type="float" office:value="17.43" calcext:value-type="float">
            <text:p>17.43</text:p>
          </table:table-cell>
          <table:table-cell table:style-name="ce2" office:value-type="float" office:value="-354.05" calcext:value-type="float">
            <text:p>-354.05</text:p>
          </table:table-cell>
          <table:table-cell table:style-name="ce2" office:value-type="float" office:value="17.77" calcext:value-type="float">
            <text:p>17.7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3:.B32])" office:value-type="float" office:value="5265.11433333333" calcext:value-type="float">
            <text:p>5265.11</text:p>
          </table:table-cell>
          <table:table-cell table:style-name="ce2" table:formula="of:=AVERAGE([.C3:.C32])" office:value-type="float" office:value="17.7873333333333" calcext:value-type="float">
            <text:p>17.79</text:p>
          </table:table-cell>
          <table:table-cell table:style-name="ce2" table:formula="of:=AVERAGE([.D3:.D32])" office:value-type="float" office:value="5131.65133333333" calcext:value-type="float">
            <text:p>5131.65</text:p>
          </table:table-cell>
          <table:table-cell table:style-name="ce2" table:formula="of:=AVERAGE([.E3:.E32])" office:value-type="float" office:value="17.6356666666667" calcext:value-type="float">
            <text:p>17.64</text:p>
          </table:table-cell>
          <table:table-cell table:style-name="ce2" table:formula="of:=AVERAGE([.F3:.F32])" office:value-type="float" office:value="-293.298" calcext:value-type="float">
            <text:p>-293.30</text:p>
          </table:table-cell>
          <table:table-cell table:style-name="ce2" table:formula="of:=AVERAGE([.G3:.G32])" office:value-type="float" office:value="17.32" calcext:value-type="float">
            <text:p>17.32</text:p>
          </table:table-cell>
          <table:table-cell table:style-name="ce2" table:formula="of:=AVERAGE([.H3:.H32])" office:value-type="float" office:value="-280.757" calcext:value-type="float">
            <text:p>-280.76</text:p>
          </table:table-cell>
          <table:table-cell table:style-name="ce2" table:formula="of:=AVERAGE([.I3:.I32])" office:value-type="float" office:value="17.2976666666667" calcext:value-type="float">
            <text:p>17.3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2" table:formula="of:=STDEV([.B3:.B32])" office:value-type="float" office:value="749.377579349889" calcext:value-type="float">
            <text:p>749.38</text:p>
          </table:table-cell>
          <table:table-cell table:style-name="ce2" table:formula="of:=STDEV([.C3:.C32])" office:value-type="float" office:value="0.699699114316084" calcext:value-type="float">
            <text:p>0.70</text:p>
          </table:table-cell>
          <table:table-cell table:style-name="ce2" table:formula="of:=STDEV([.D3:.D32])" office:value-type="float" office:value="613.056368082444" calcext:value-type="float">
            <text:p>613.06</text:p>
          </table:table-cell>
          <table:table-cell table:style-name="ce2" table:formula="of:=STDEV([.E3:.E32])" office:value-type="float" office:value="0.661204143619979" calcext:value-type="float">
            <text:p>0.66</text:p>
          </table:table-cell>
          <table:table-cell table:style-name="ce2" table:formula="of:=STDEV([.F3:.F32])" office:value-type="float" office:value="61.4010847595967" calcext:value-type="float">
            <text:p>61.40</text:p>
          </table:table-cell>
          <table:table-cell table:style-name="ce2" table:formula="of:=STDEV([.G3:.G32])" office:value-type="float" office:value="0.741912719097483" calcext:value-type="float">
            <text:p>0.74</text:p>
          </table:table-cell>
          <table:table-cell table:style-name="ce2" table:formula="of:=STDEV([.H3:.H32])" office:value-type="float" office:value="45.5028329659927" calcext:value-type="float">
            <text:p>45.50</text:p>
          </table:table-cell>
          <table:table-cell table:style-name="ce2" table:formula="of:=STDEV([.I3:.I32])" office:value-type="float" office:value="0.771539809835448" calcext:value-type="float">
            <text:p>0.77</text:p>
          </table:table-cell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8:19:22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4-02-03T17:59:00.582000000</meta:creation-date>
    <dc:date>2024-02-03T20:11:59.839000000</dc:date>
    <dc:creator>Todor Balabanov</dc:creator>
    <meta:editing-duration>PT2H4M54S</meta:editing-duration>
    <meta:editing-cycles>14</meta:editing-cycles>
    <meta:generator>LibreOffice/7.5.9.2$Windows_X86_64 LibreOffice_project/cdeefe45c17511d326101eed8008ac4092f278a9</meta:generator>
    <meta:document-statistic meta:table-count="1" meta:cell-count="301" meta:object-count="0"/>
  </office:meta>
</office:document-meta>
</file>